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612cm" fo:min-width="3.544cm" fo:padding-top="0.225cm" fo:padding-bottom="0.225cm" fo:padding-left="0.35cm" fo:padding-right="0.35cm" loext:decorative="false"/>
      <style:paragraph-properties style:writing-mode="lr-tb"/>
    </style:style>
    <style:style style:name="gr2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434cm" fo:min-width="7.256cm" fo:padding-top="0.225cm" fo:padding-bottom="0.225cm" fo:padding-left="0.35cm" fo:padding-right="0.35cm" loext:decorative="false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="Arrowheads_20_1" draw:marker-end-width="0.45cm" draw:fill="none" draw:textarea-vertical-align="middle" fo:padding-top="0.175cm" fo:padding-bottom="0.175cm" fo:padding-left="0.3cm" fo:padding-right="0.3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788cm" fo:min-width="5.312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0.65cm" fo:min-width="3.778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612cm" fo:min-width="5.842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0.65cm" fo:min-width="5.9cm" fo:padding-top="0.175cm" fo:padding-bottom="0.175cm" fo:padding-left="0.3cm" fo:padding-right="0.3cm" loext:decorative="false"/>
      <style:paragraph-properties style:writing-mode="lr-tb"/>
    </style:style>
    <style:style style:name="gr9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0.65cm" fo:min-width="8.9cm" fo:padding-top="0.175cm" fo:padding-bottom="0.175cm" fo:padding-left="0.3cm" fo:padding-right="0.3cm" loext:decorative="false"/>
      <style:paragraph-properties style:writing-mode="lr-tb"/>
    </style:style>
    <style:style style:name="gr10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434cm" fo:min-width="7.964cm" fo:padding-top="0.225cm" fo:padding-bottom="0.225cm" fo:padding-left="0.35cm" fo:padding-right="0.3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cm" svg:height="1.5cm" svg:x="37.125cm" svg:y="9cm">
          <text:p text:style-name="P1">/joint_st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1.25cm" svg:height="1.25cm" svg:x="14cm" svg:y="10cm">
          <text:p text:style-name="P3"><text:span text:style-name="T1">/current_operational_jacobi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s" svg:x1="40.125cm" svg:y1="10.5cm" svg:x2="40.157cm" svg:y2="12.5cm" draw:start-shape="id1" draw:start-glue-point="8" svg:d="M40125 10500v601l32 1399" svg:viewBox="0 0 33 2001">
          <text:p/>
        </draw:connector>
        <draw:g draw:style-name="gr4">
          <draw:custom-shape draw:style-name="gr5" draw:text-style-name="P4" draw:layer="layout" svg:width="8.5cm" svg:height="1.75cm" svg:x="36cm" svg:y="12.5cm">
            <text:p text:style-name="P3"><text:span text:style-name="T2">/joint_acceleration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4.378cm" svg:height="1cm" svg:x="38.061cm" svg:y="13.75cm">
            <text:p text:style-name="P3"><text:span text:style-name="T3">JointAccel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6" draw:layer="layout" svg:width="9.25cm" svg:height="1.5cm" svg:x="17cm" svg:y="2.5cm">
          <text:p text:style-name="P3"><text:span text:style-name="T1">/</text:span><text:span text:style-name="T4">cartesian_current_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6.5cm" svg:height="1cm" svg:x="18.375cm" svg:y="3.5cm">
          <text:p text:style-name="P3"><text:span text:style-name="T3">ToolCartesianStat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9.5cm" svg:height="1cm" svg:x="15.25cm" svg:y="11cm">
          <text:p text:style-name="P3"><text:span text:style-name="T3">OperationalSpaceJacobia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2.25cm" svg:height="1.25cm" svg:x="13.75cm" svg:y="14.25cm">
          <text:p text:style-name="P3"><text:span text:style-name="T1">/current_dt_operational_jacobi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9.5cm" svg:height="1cm" svg:x="15cm" svg:y="15.25cm">
          <text:p text:style-name="P3"><text:span text:style-name="T3">DtOperationalSpaceJacobia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1:13:32.524343037</meta:creation-date>
    <dc:date>2023-10-20T13:24:36.719230047</dc:date>
    <meta:editing-duration>P2DT2H11M1S</meta:editing-duration>
    <meta:editing-cycles>8</meta:editing-cycles>
    <meta:generator>LibreOffice/7.6.2.1$Linux_X86_64 LibreOffice_project/56f7684011345957bbf33a7ee678afaf4d2ba333</meta:generator>
    <meta:document-statistic meta:object-count="11"/>
  </office:meta>
</office:document-meta>
</file>